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Text_20_body">
      <style:paragraph-properties fo:margin-left="0.951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font-weight="normal" officeooo:paragraph-rsid="0020df44" style:font-weight-asian="normal" style:font-weight-complex="normal"/>
    </style:style>
    <style:style style:name="P7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 style:list-style-name="L2">
      <style:paragraph-properties fo:text-align="justify" style:justify-single-word="false"/>
      <style:text-properties fo:font-weight="normal" officeooo:paragraph-rsid="0020df44" style:font-weight-asian="normal" style:font-weight-complex="normal"/>
    </style:style>
    <style:style style:name="P9" style:family="paragraph" style:parent-style-name="Text_20_body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4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5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weight="normal" officeooo:rsid="0020df44" officeooo:paragraph-rsid="0020df44" style:font-weight-asian="normal" style:font-weight-complex="normal"/>
    </style:style>
    <style:style style:name="P13" style:family="paragraph" style:parent-style-name="Text_20_body" style:list-style-name="L5">
      <style:paragraph-properties fo:text-align="justify" style:justify-single-word="false"/>
      <style:text-properties style:font-name="Times New Roman" fo:font-weight="normal" officeooo:rsid="0020df44" officeooo:paragraph-rsid="0020df44" style:font-weight-asian="normal" style:font-weight-complex="normal"/>
    </style:style>
    <style:style style:name="P14" style:family="paragraph" style:parent-style-name="Text_20_body" style:list-style-name="L5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 style:list-style-name="L5">
      <style:paragraph-properties fo:text-align="justify" style:justify-single-word="false"/>
      <style:text-properties officeooo:rsid="0020df44"/>
    </style:style>
    <style:style style:name="P17" style:family="paragraph" style:parent-style-name="Text_20_body" style:list-style-name="L5">
      <style:paragraph-properties fo:text-align="justify" style:justify-single-word="false"/>
      <style:text-properties officeooo:rsid="0020df44" officeooo:paragraph-rsid="0020df44"/>
    </style:style>
    <style:style style:name="P18" style:family="paragraph">
      <style:paragraph-properties fo:text-align="center"/>
    </style:style>
    <style:style style:name="T1" style:family="text">
      <style:text-properties officeooo:rsid="001d3ecf"/>
    </style:style>
    <style:style style:name="T2" style:family="text">
      <style:text-properties officeooo:rsid="001dfaf1"/>
    </style:style>
    <style:style style:name="T3" style:family="text">
      <style:text-properties officeooo:rsid="001fad6d"/>
    </style:style>
    <style:style style:name="T4" style:family="text">
      <style:text-properties officeooo:rsid="0020df4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Rutas absolutas e relativas</text:h>
      <text:p text:style-name="P1">Dada a seguinte estrutura de directorios:</text:p>
      <text:p text:style-name="P2">/</text:p>
      <text:p text:style-name="P2"><draw:line text:anchor-type="paragraph" draw:z-index="0" draw:name="Forma1" draw:style-name="gr1" draw:text-style-name="P18" svg:x1="0.944cm" svg:y1="-0.143cm" svg:x2="0.944cm" svg:y2="0.302cm"><text:p/></draw:line><draw:line text:anchor-type="paragraph" draw:z-index="1" draw:name="Forma2" draw:style-name="gr1" draw:text-style-name="P18" svg:x1="0.944cm" svg:y1="0.302cm" svg:x2="1.791cm" svg:y2="0.302cm"><text:p/></draw:line><text:tab/>media</text:p>
      <text:p text:style-name="P2"><draw:line text:anchor-type="paragraph" draw:z-index="2" draw:name="Forma3" draw:style-name="gr1" draw:text-style-name="P18" svg:x1="1.944cm" svg:y1="-0.143cm" svg:x2="1.944cm" svg:y2="0.302cm"><text:p/></draw:line><draw:line text:anchor-type="paragraph" draw:z-index="3" draw:name="Forma4" draw:style-name="gr1" draw:text-style-name="P18" svg:x1="1.944cm" svg:y1="0.302cm" svg:x2="2.791cm" svg:y2="0.302cm"><text:p/></draw:line><text:tab/><text:tab/>Datos</text:p>
      <text:p text:style-name="P2"><draw:line text:anchor-type="paragraph" draw:z-index="4" draw:name="Forma5" draw:style-name="gr1" draw:text-style-name="P18" svg:x1="2.944cm" svg:y1="-0.143cm" svg:x2="2.944cm" svg:y2="3.794cm"><text:p/></draw:line><draw:line text:anchor-type="paragraph" draw:z-index="5" draw:name="Forma6" draw:style-name="gr1" draw:text-style-name="P18" svg:x1="2.944cm" svg:y1="0.302cm" svg:x2="3.791cm" svg:y2="0.302cm"><text:p/></draw:line><text:tab/><text:tab/><text:tab/>sistemas</text:p>
      <text:p text:style-name="P2"><draw:line text:anchor-type="paragraph" draw:z-index="6" draw:name="Forma7" draw:style-name="gr1" draw:text-style-name="P18" svg:x1="3.944cm" svg:y1="-0.143cm" svg:x2="3.951cm" svg:y2="1.72cm"><text:p/></draw:line><draw:line text:anchor-type="paragraph" draw:z-index="7" draw:name="Forma8" draw:style-name="gr1" draw:text-style-name="P18" svg:x1="3.944cm" svg:y1="0.302cm" svg:x2="4.791cm" svg:y2="0.302cm"><text:p/></draw:line><text:tab/><text:tab/><text:tab/><text:tab/>sistemas1.<text:span text:style-name="T3">txt</text:span></text:p>
      <text:p text:style-name="P2"><draw:line text:anchor-type="paragraph" draw:z-index="8" draw:name="Forma9" draw:style-name="gr1" draw:text-style-name="P18" svg:x1="3.944cm" svg:y1="0.302cm" svg:x2="4.791cm" svg:y2="0.302cm"><text:p/></draw:line><text:tab/><text:tab/><text:tab/><text:tab/>sistemas2.<text:span text:style-name="T3">txt</text:span></text:p>
      <text:p text:style-name="P2"><draw:line text:anchor-type="paragraph" draw:z-index="13" draw:name="Forma10" draw:style-name="gr1" draw:text-style-name="P18" svg:x1="3.944cm" svg:y1="0.302cm" svg:x2="4.791cm" svg:y2="0.302cm"><text:p/></draw:line><text:tab/><text:tab/><text:tab/><text:tab/>exercicios</text:p>
      <text:p text:style-name="P2"><draw:line text:anchor-type="paragraph" draw:z-index="14" draw:name="Forma11" draw:style-name="gr1" draw:text-style-name="P18" svg:x1="4.944cm" svg:y1="-0.143cm" svg:x2="4.944cm" svg:y2="0.302cm"><text:p/></draw:line><draw:line text:anchor-type="paragraph" draw:z-index="15" draw:name="Forma12" draw:style-name="gr1" draw:text-style-name="P18" svg:x1="4.944cm" svg:y1="0.302cm" svg:x2="5.791cm" svg:y2="0.302cm"><text:p/></draw:line><text:tab/><text:tab/><text:tab/><text:tab/><text:tab/>exercicio1.<text:span text:style-name="T3">txt</text:span></text:p>
      <text:p text:style-name="P2"><draw:line text:anchor-type="paragraph" draw:z-index="12" draw:name="Forma13" draw:style-name="gr1" draw:text-style-name="P18" svg:x1="2.944cm" svg:y1="0.302cm" svg:x2="3.791cm" svg:y2="0.302cm"><text:p/></draw:line><text:tab/><text:tab/><text:tab/>redes<text:tab/></text:p>
      <text:p text:style-name="P2"><draw:line text:anchor-type="paragraph" draw:z-index="9" draw:name="Forma14" draw:style-name="gr1" draw:text-style-name="P18" svg:x1="3.944cm" svg:y1="-0.143cm" svg:x2="3.949cm" svg:y2="1.064cm"><text:p/></draw:line><draw:line text:anchor-type="paragraph" draw:z-index="10" draw:name="Forma15" draw:style-name="gr1" draw:text-style-name="P18" svg:x1="3.944cm" svg:y1="0.302cm" svg:x2="4.791cm" svg:y2="0.302cm"><text:p/></draw:line><text:tab/><text:tab/><text:tab/><text:tab/>redes1.<text:span text:style-name="T3">txt</text:span></text:p>
      <text:p text:style-name="P2"><draw:line text:anchor-type="paragraph" draw:z-index="11" draw:name="Forma16" draw:style-name="gr1" draw:text-style-name="P18" svg:x1="3.944cm" svg:y1="0.302cm" svg:x2="4.791cm" svg:y2="0.302cm"><text:p/></draw:line><text:tab/><text:tab/><text:tab/><text:tab/>redes2.<text:span text:style-name="T3">txt</text:span></text:p>
      <text:p text:style-name="P2"/>
      <text:p text:style-name="P3">Escribe a ruta absoluta dos seguintes directorios e arquivos:</text:p>
      <text:list xml:id="list2807252088" text:style-name="L1">
        <text:list-item>
          <text:p text:style-name="P5">media: /<text:span text:style-name="T4">media</text:span></text:p>
        </text:list-item>
        <text:list-item>
          <text:p text:style-name="P6">Datos: /<text:span text:style-name="T4">media/Datos</text:span></text:p>
        </text:list-item>
        <text:list-item>
          <text:p text:style-name="P6">sistemas: /<text:span text:style-name="T4">media/Datos/sistemas</text:span></text:p>
        </text:list-item>
        <text:list-item>
          <text:p text:style-name="P6">sistemas1.<text:span text:style-name="T3">txt</text:span>: /<text:span text:style-name="T4">media/Datos/sistemas/sistemas1.txt</text:span></text:p>
        </text:list-item>
        <text:list-item>
          <text:p text:style-name="P6">exercicios: /<text:span text:style-name="T4">media/Datos/sistemas/exercicios</text:span></text:p>
        </text:list-item>
        <text:list-item>
          <text:p text:style-name="P6">redes: /<text:span text:style-name="T4">media/Datos/redes</text:span></text:p>
        </text:list-item>
        <text:list-item>
          <text:p text:style-name="P6">redes2.<text:span text:style-name="T3">txt</text:span>: /<text:span text:style-name="T4">media/Datos/redes/redes2.txt</text:span></text:p>
        </text:list-item>
      </text:list>
      <text:p text:style-name="P1">Se o directorio actual é /media/Datos, escribe a ruta relativa para os seguintes arquivos e directorios:</text:p>
      <text:list xml:id="list1256377924" text:style-name="L2">
        <text:list-item>
          <text:p text:style-name="P8">sistemas: <text:span text:style-name="T4">sistemas</text:span></text:p>
        </text:list-item>
        <text:list-item>
          <text:p text:style-name="P8">sistemas1.<text:span text:style-name="T3">txt</text:span>: <text:span text:style-name="T4">sistemas/sistemas1.txt</text:span></text:p>
        </text:list-item>
        <text:list-item>
          <text:p text:style-name="P8">exercicios: <text:span text:style-name="T4">sistemas/exercicios</text:span></text:p>
        </text:list-item>
        <text:list-item>
          <text:p text:style-name="P7">redes: <text:span text:style-name="T4">redes</text:span></text:p>
        </text:list-item>
        <text:list-item>
          <text:p text:style-name="P7">media: ..</text:p>
        </text:list-item>
        <text:list-item>
          <text:p text:style-name="P7">/: ../..</text:p>
        </text:list-item>
      </text:list>
      <text:p text:style-name="P1">Se o directo<text:span text:style-name="T1">r</text:span>io actual é /media/Datos/sistemas, escribe a ruta relativa para os seguintes arquivos e directorios:</text:p>
      <text:list text:style-name="L3">
        <text:list-item>
          <text:p text:style-name="P9">sistemas: .</text:p>
        </text:list-item>
        <text:list-item>
          <text:p text:style-name="P9">exercicio1.<text:span text:style-name="T3">txt</text:span>: <text:span text:style-name="T4">exercicios/exercicio1.txt</text:span></text:p>
        </text:list-item>
        <text:list-item>
          <text:p text:style-name="P9">redes: ../<text:span text:style-name="T4">redes</text:span></text:p>
        </text:list-item>
        <text:list-item>
          <text:p text:style-name="P9">redes1.<text:span text:style-name="T3">txt</text:span>: ../<text:span text:style-name="T4">redes/redes.txt</text:span></text:p>
        </text:list-item>
        <text:list-item>
          <text:p text:style-name="P9">Datos: ..</text:p>
        </text:list-item>
      </text:list>
      <text:p text:style-name="P1"><text:soft-page-break/>Se o directo<text:span text:style-name="T2">r</text:span>io actual é /media/Datos/sistemas/exercicios, escribe a ruta relativa para os seguintes arquivos e directorios:</text:p>
      <text:list text:style-name="L4">
        <text:list-item>
          <text:p text:style-name="P10">exercicio1.<text:span text:style-name="T3">txt</text:span>: <text:span text:style-name="T4">exercicio1.txt</text:span></text:p>
        </text:list-item>
        <text:list-item>
          <text:p text:style-name="P10">sistemas: ..</text:p>
        </text:list-item>
        <text:list-item>
          <text:p text:style-name="P10">redes: ../../<text:span text:style-name="T4">redes</text:span></text:p>
        </text:list-item>
        <text:list-item>
          <text:p text:style-name="P10">redes1.<text:span text:style-name="T3">txt</text:span>: ../../<text:span text:style-name="T4">redes/redes1.txt</text:span></text:p>
        </text:list-item>
        <text:list-item>
          <text:p text:style-name="P10">/: ../../../..</text:p>
        </text:list-item>
      </text:list>
      <text:h text:style-name="Heading_20_1" text:outline-level="1">Máis comandos:</text:h>
      <text:list xml:id="list1639692783" text:style-name="L5">
        <text:list-item>
          <text:p text:style-name="P11">Listado de todos os arquivos que teñan extensión txt do directorio actual:</text:p>
        </text:list-item>
      </text:list>
      <text:p text:style-name="P12"><text:tab/> <text:s text:c="2"/>ls *.txt ls./*.txt</text:p>
      <text:list xml:id="list94158043205637" text:continue-numbering="true" text:style-name="L5">
        <text:list-item>
          <text:p text:style-name="P11">Listado de todos os arquivos que teñan extensión txt do directorio raíz:</text:p>
          <text:p text:style-name="P13">ls /*.txt</text:p>
        </text:list-item>
        <text:list-item>
          <text:p text:style-name="P11">Listado de todos os arquivos do directorio actual (incluídos os que comezan por .):</text:p>
          <text:p text:style-name="P13">ls -a</text:p>
        </text:list-item>
        <text:list-item>
          <text:p text:style-name="P14">Listado largo do directorio actual:</text:p>
          <text:p text:style-name="P16">ls -l</text:p>
        </text:list-item>
        <text:list-item>
          <text:p text:style-name="P14">Listado largo do directorio pai do actual:</text:p>
          <text:p text:style-name="P17">ls -l ..</text:p>
        </text:list-item>
        <text:list-item>
          <text:p text:style-name="P14">Listado largo do directorio actual mostrando o tamaño dos arquivos nun formato máis fácil de ler para os humanos:</text:p>
          <text:p text:style-name="P17">ls -lh</text:p>
        </text:list-item>
        <text:list-item>
          <text:p text:style-name="P14">Listado do directorio actual mostrando o número de inodo:</text:p>
          <text:p text:style-name="P17">ls -i</text:p>
        </text:list-item>
        <text:list-item>
          <text:p text:style-name="P14">Listado largo do directorio actual ordenando os ficheiros por tamaño, do máis grande ao máis pequeno:</text:p>
          <text:p text:style-name="P17">ls -S</text:p>
          <text:p text:style-name="P17">dd if=/dev/zero of=nombrefichgrande bs=10MB count=1</text:p>
        </text:list-item>
        <text:list-item>
          <text:p text:style-name="P14">Listado largo do directorio actual ordenando os ficheiros por tamaño, do máis pequeno ao máis grande:</text:p>
        </text:list-item>
      </text:list>
      <text:p text:style-name="P15"><text:tab/> <text:s text:c="2"/><text:span text:style-name="T4">ls -S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loext:opacity="0%" style:font-name="Times New Roman1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16T20:21:46</meta:creation-date>
    <meta:editing-duration>PT45M58S</meta:editing-duration>
    <meta:editing-cycles>5</meta:editing-cycles>
    <meta:generator>LibreOffice/7.4.6.2$Windows_X86_64 LibreOffice_project/5b1f5509c2decdade7fda905e3e1429a67acd63d</meta:generator>
    <dc:date>2023-11-07T09:41:54.455000000</dc:date>
    <meta:document-statistic meta:table-count="0" meta:image-count="0" meta:object-count="0" meta:page-count="2" meta:paragraph-count="60" meta:word-count="293" meta:character-count="2010" meta:non-whitespace-character-count="1766"/>
  </office:meta>
</office:document-meta>
</file>